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ProfilePanel.getUsersCombo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Profile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Profile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wProfilePanel.getJPan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xistingProfilesTableModel.getValueAt( int rowIndex , int column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wProfilePanel.valueChanged( ListSele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wProfile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wProfilePanel.getExistingPanelTa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ProfilePanel.getExistingProfilesTab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ewProfilePanel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ProfilePanel.getProfileRole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ProfilePanel.setTreeNode( DefaultMutableTree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ewProfilePanel.getProfileDenial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Profile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wProfilePanel.getExistingProfilesTable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Profile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NewProfilePanel.getProfileId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istingProfilesTableModel.getColumnName( int column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istingProfiles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rofile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ProfilePanel.noNull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Profile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Profile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ProfilePanel.getCreat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istingProfilesTableModel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Profile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rofilePanel.get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wProfilePanel.getApplication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ProfilePanel.getProfileGrant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ProfilePanel.createAc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ewProfile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wProfilePanel.setLeftTreeNavigation( LeftTreeNavigation leftTreeNavi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rofilePanel.getStatus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Profile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ProfilePanel.NewProfi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ProfilePanel.getCopy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wProfilePanel.getIc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